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166.96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36.8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Название теста</text:p>
          </table:table-cell>
          <table:table-cell office:value-type="string" calcext:value-type="string">
            <text:p>Авторизация <text:a xlink:href="http://www.labirint.ru/" xlink:type="simple">www.labirint.ru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Функия теста</text:p>
          </table:table-cell>
          <table:table-cell office:value-type="string" calcext:value-type="string">
            <text:p>Авторизация <text:a xlink:href="http://www.labirint.ru/" xlink:type="simple">www.labirint.ru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едусловие</text:p>
          </table:table-cell>
          <table:table-cell office:value-type="string" calcext:value-type="string">
            <text:p>Сайт <text:a xlink:href="http://www.labirint.ru/" xlink:type="simple">www.labirint.ru</text:a> доступен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Работающй интерне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Существует  авторизация пользователя на <text:a xlink:href="http://www.labirint.ru/" xlink:type="simple">www.labirint.ru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Действие</text:p>
          </table:table-cell>
          <table:table-cell office:value-type="string" calcext:value-type="string">
            <text:p>Ожидаемый результа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ткрыть <text:a xlink:href="http://www.labirint.ru/" xlink:type="simple">www.labirint.ru</text:a></text:p>
          </table:table-cell>
          <table:table-cell office:value-type="string" calcext:value-type="string">
            <text:p>Открытие сайта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Ввести корректный логин и корректный пароль</text:p>
          </table:table-cell>
          <table:table-cell office:value-type="string" calcext:value-type="string">
            <text:p>Пользователь залогине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аги теста</text:p>
          </table:table-cell>
          <table:table-cell office:value-type="string" calcext:value-type="string">
            <text:p>Оставить оба поля пустыми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ставить пустое поле логин, введя корректный пароль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ставить пустое поле пароль, введя корректный логин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Ввести корректный логин и некорректный пароль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Ввести некорректный логин и корректный пароль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Ввести некорректный логин и некорректный пароль</text:p>
          </table:table-cell>
          <table:table-cell office:value-type="string" calcext:value-type="string">
            <text:p>Отказ в авторизаци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21:44:16.971367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1:01:49.180817762</meta:creation-date>
    <dc:date>2018-10-03T21:53:59.076314982</dc:date>
    <meta:editing-duration>PT17M6S</meta:editing-duration>
    <meta:editing-cycles>3</meta:editing-cycles>
    <meta:generator>LibreOffice/5.1.6.2$Linux_X86_64 LibreOffice_project/10m0$Build-2</meta:generator>
    <meta:document-statistic meta:table-count="1" meta:cell-count="27" meta:object-count="0"/>
  </office:meta>
</office:document-meta>
</file>